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wielbiam Cię,</text:span><text:span text:style-name="T1"><text:line-break/></text:span><text:span text:style-name="T1">błogosławię Cię,</text:span><text:span text:style-name="T1"><text:line-break/></text:span><text:span text:style-name="T1">Swym Duchem ogarnij mnie.</text:span><text:span text:style-name="T1"><text:line-break/></text:span><text:span text:style-name="T1">Uwielbiam Cię,</text:span><text:span text:style-name="T1"><text:line-break/></text:span><text:span text:style-name="T1">chcę widzieć</text:span><text:span text:style-name="T1"><text:line-break/></text:span><text:span text:style-name="T1">Twoją Świętą Twarz</text:span><text:span text:style-name="T1"><text:line-break/></text:span><text:span text:style-name="T1">I w miłość Twoją wtopić s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1T22:51:02</meta:creation-date>
    <dc:creator>Rafał Talacha</dc:creator>
    <dc:date>2009-02-01T13:58:43</dc:date>
    <dc:language>pl-PL</dc:language>
    <meta:editing-cycles>5</meta:editing-cycles>
    <meta:editing-duration>PT3M4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